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rsid="176975c3" officeooo:paragraph-rsid="176975c3"/>
    </style:style>
    <style:style style:name="P2" style:family="paragraph" style:parent-style-name="Heading_20_3">
      <style:text-properties officeooo:paragraph-rsid="177a56c1"/>
    </style:style>
    <style:style style:name="P3" style:family="paragraph" style:parent-style-name="Heading_20_3">
      <style:text-properties officeooo:paragraph-rsid="1777a5e0"/>
    </style:style>
    <style:style style:name="P4" style:family="paragraph" style:parent-style-name="Heading_20_3">
      <style:text-properties officeooo:paragraph-rsid="17875294"/>
    </style:style>
    <style:style style:name="P5" style:family="paragraph" style:parent-style-name="Heading_20_3">
      <style:text-properties officeooo:paragraph-rsid="17883e60"/>
    </style:style>
    <style:style style:name="P6" style:family="paragraph" style:parent-style-name="Heading_20_3">
      <style:text-properties officeooo:rsid="179e394d" officeooo:paragraph-rsid="179e394d"/>
    </style:style>
    <style:style style:name="P7" style:family="paragraph" style:parent-style-name="Heading_20_3">
      <style:text-properties style:font-name="Liberation Serif" fo:font-size="12pt" fo:font-weight="bold" officeooo:rsid="179e394d" officeooo:paragraph-rsid="179e394d" style:font-name-asian="SimSun" style:font-size-asian="14pt" style:font-weight-asian="bold" style:font-name-complex="Arial" style:font-size-complex="14pt" style:font-weight-complex="bold"/>
    </style:style>
    <style:style style:name="P8" style:family="paragraph" style:parent-style-name="Heading_20_3">
      <style:text-properties style:font-name="Liberation Serif" fo:font-size="12pt" fo:font-weight="bold" officeooo:rsid="17acfefd" officeooo:paragraph-rsid="17b2e94a" style:font-name-asian="SimSun" style:font-size-asian="14pt" style:font-weight-asian="bold" style:font-name-complex="Arial" style:font-size-complex="14pt" style:font-weight-complex="bold"/>
    </style:style>
    <style:style style:name="P9" style:family="paragraph" style:parent-style-name="Heading_20_3">
      <style:text-properties officeooo:rsid="17ab5cf8" officeooo:paragraph-rsid="17ab5cf8"/>
    </style:style>
    <style:style style:name="P10" style:family="paragraph" style:parent-style-name="Heading_20_3">
      <style:text-properties officeooo:rsid="17acfefd" officeooo:paragraph-rsid="17b2e94a"/>
    </style:style>
    <style:style style:name="P11" style:family="paragraph" style:parent-style-name="Heading_20_3">
      <style:text-properties officeooo:rsid="17c90154" officeooo:paragraph-rsid="17c90154"/>
    </style:style>
    <style:style style:name="P12" style:family="paragraph" style:parent-style-name="Standard">
      <style:text-properties officeooo:rsid="00b2f771" officeooo:paragraph-rsid="16c51a25"/>
    </style:style>
    <style:style style:name="P13" style:family="paragraph" style:parent-style-name="Standard">
      <style:text-properties fo:font-size="10pt" officeooo:rsid="011d59aa" officeooo:paragraph-rsid="1764b3a1" style:font-size-asian="10pt" style:font-size-complex="10pt"/>
    </style:style>
    <style:style style:name="P14" style:family="paragraph" style:parent-style-name="Standard">
      <style:text-properties fo:font-size="10pt" fo:font-weight="normal" officeooo:rsid="1764b3a1" officeooo:paragraph-rsid="1764b3a1" style:font-size-asian="10pt" style:font-weight-asian="normal" style:font-size-complex="10pt" style:font-weight-complex="normal"/>
    </style:style>
    <style:style style:name="P15" style:family="paragraph" style:parent-style-name="Standard">
      <style:text-properties fo:font-size="10pt" fo:font-weight="normal" officeooo:rsid="1764b3a1" officeooo:paragraph-rsid="1777a5e0" style:font-size-asian="10pt" style:font-weight-asian="normal" style:font-size-complex="10pt" style:font-weight-complex="normal"/>
    </style:style>
    <style:style style:name="P16" style:family="paragraph" style:parent-style-name="Standard">
      <style:text-properties fo:font-size="10pt" fo:font-weight="normal" officeooo:rsid="1764b3a1" officeooo:paragraph-rsid="17883e60" style:font-size-asian="10pt" style:font-weight-asian="normal" style:font-size-complex="10pt" style:font-weight-complex="normal"/>
    </style:style>
    <style:style style:name="P17" style:family="paragraph" style:parent-style-name="Standard">
      <style:text-properties fo:font-size="10pt" fo:font-weight="normal" officeooo:rsid="178ff109" officeooo:paragraph-rsid="178ff109" style:font-size-asian="10pt" style:font-weight-asian="normal" style:font-size-complex="10pt" style:font-weight-complex="normal"/>
    </style:style>
    <style:style style:name="P18" style:family="paragraph" style:parent-style-name="Standard">
      <style:text-properties fo:font-size="10pt" fo:font-weight="normal" officeooo:rsid="177a56c1" officeooo:paragraph-rsid="177a56c1" style:font-size-asian="10pt" style:font-weight-asian="normal" style:font-size-complex="10pt" style:font-weight-complex="normal"/>
    </style:style>
    <style:style style:name="P19" style:family="paragraph" style:parent-style-name="Standard">
      <style:text-properties fo:font-size="10pt" fo:font-weight="bold" officeooo:rsid="131a9b23" officeooo:paragraph-rsid="16c51a25" style:font-size-asian="10pt" style:font-weight-asian="bold" style:font-size-complex="10pt" style:font-weight-complex="bold"/>
    </style:style>
    <style:style style:name="P20" style:family="paragraph" style:parent-style-name="Standard">
      <style:text-properties officeooo:rsid="176c02e7" officeooo:paragraph-rsid="176c02e7"/>
    </style:style>
    <style:style style:name="P21" style:family="paragraph" style:parent-style-name="Standard">
      <style:text-properties officeooo:rsid="17822e00" officeooo:paragraph-rsid="17822e00"/>
    </style:style>
    <style:style style:name="P22" style:family="paragraph" style:parent-style-name="Standard">
      <style:text-properties officeooo:rsid="17883e60" officeooo:paragraph-rsid="17883e60"/>
    </style:style>
    <style:style style:name="P23" style:family="paragraph" style:parent-style-name="Standard">
      <style:text-properties officeooo:paragraph-rsid="1794e420"/>
    </style:style>
    <style:style style:name="P24" style:family="paragraph" style:parent-style-name="Standard">
      <style:text-properties officeooo:rsid="1793fc42" officeooo:paragraph-rsid="16c51a25"/>
    </style:style>
    <style:style style:name="P25" style:family="paragraph" style:parent-style-name="Standard">
      <style:text-properties officeooo:rsid="1656f5a9" officeooo:paragraph-rsid="179b7e34"/>
    </style:style>
    <style:style style:name="P26" style:family="paragraph" style:parent-style-name="Standard">
      <style:text-properties officeooo:rsid="1656f5a9" officeooo:paragraph-rsid="179e394d"/>
    </style:style>
    <style:style style:name="P27" style:family="paragraph" style:parent-style-name="Standard">
      <style:text-properties officeooo:paragraph-rsid="179641e9"/>
    </style:style>
    <style:style style:name="P28" style:family="paragraph" style:parent-style-name="Standard">
      <style:text-properties officeooo:rsid="1774eee6" officeooo:paragraph-rsid="179b7e34"/>
    </style:style>
    <style:style style:name="P29" style:family="paragraph" style:parent-style-name="Standard">
      <style:text-properties officeooo:rsid="179e8e7c" officeooo:paragraph-rsid="179e8e7c"/>
    </style:style>
    <style:style style:name="P30" style:family="paragraph" style:parent-style-name="Standard">
      <style:text-properties officeooo:paragraph-rsid="17a6d48e"/>
    </style:style>
    <style:style style:name="P31" style:family="paragraph" style:parent-style-name="Standard">
      <style:text-properties officeooo:rsid="17ab5cf8" officeooo:paragraph-rsid="17ab5cf8"/>
    </style:style>
    <style:style style:name="P32" style:family="paragraph" style:parent-style-name="Standard">
      <style:text-properties officeooo:paragraph-rsid="17ab5cf8"/>
    </style:style>
    <style:style style:name="P33" style:family="paragraph" style:parent-style-name="Standard">
      <style:text-properties officeooo:paragraph-rsid="17b23305"/>
    </style:style>
    <style:style style:name="P34" style:family="paragraph" style:parent-style-name="Standard">
      <style:text-properties officeooo:paragraph-rsid="17b2e94a"/>
    </style:style>
    <style:style style:name="P35" style:family="paragraph" style:parent-style-name="Standard">
      <style:text-properties officeooo:rsid="17c7cabc" officeooo:paragraph-rsid="16c51a25"/>
    </style:style>
    <style:style style:name="P36" style:family="paragraph" style:parent-style-name="Standard">
      <style:text-properties officeooo:paragraph-rsid="17c90154"/>
    </style:style>
    <style:style style:name="P37" style:family="paragraph" style:parent-style-name="Heading_20_1">
      <style:text-properties officeooo:paragraph-rsid="169d3772"/>
    </style:style>
    <style:style style:name="P38" style:family="paragraph" style:parent-style-name="Heading_20_2">
      <style:text-properties style:font-name="Liberation Serif" fo:font-size="18pt" fo:font-weight="bold" officeooo:rsid="05be1bc1" officeooo:paragraph-rsid="1764b3a1" style:font-name-asian="SimSun" style:font-size-asian="18pt" style:font-weight-asian="bold" style:font-name-complex="Arial" style:font-size-complex="18pt" style:font-weight-complex="bold"/>
    </style:style>
    <style:style style:name="P39" style:family="paragraph" style:parent-style-name="Heading_20_2">
      <style:text-properties style:font-name="Liberation Serif" fo:font-size="18pt" fo:font-weight="bold" officeooo:rsid="1764b3a1" officeooo:paragraph-rsid="1764b3a1" style:font-name-asian="SimSun" style:font-size-asian="18pt" style:font-weight-asian="bold" style:font-name-complex="Arial" style:font-size-complex="18pt" style:font-weight-complex="bold"/>
    </style:style>
    <style:style style:name="P40" style:family="paragraph" style:parent-style-name="Heading_20_2">
      <style:text-properties style:font-name="Liberation Serif" fo:font-size="18pt" fo:font-weight="bold" officeooo:rsid="1764b3a1" officeooo:paragraph-rsid="17c90154" style:font-name-asian="SimSun" style:font-size-asian="18pt" style:font-weight-asian="bold" style:font-name-complex="Arial" style:font-size-complex="18pt" style:font-weight-complex="bold"/>
    </style:style>
    <style:style style:name="P41" style:family="paragraph" style:parent-style-name="Heading_20_2">
      <style:text-properties officeooo:paragraph-rsid="1794e420"/>
    </style:style>
    <style:style style:name="P42" style:family="paragraph" style:parent-style-name="Standard">
      <style:paragraph-properties fo:margin-top="0in" fo:margin-bottom="0in" loext:contextual-spacing="false"/>
      <style:text-properties fo:font-size="10pt" fo:font-weight="normal" officeooo:rsid="00b2f771" officeooo:paragraph-rsid="17883e60" style:font-size-asian="10pt" style:font-weight-asian="normal" style:font-size-complex="10pt" style:font-weight-complex="normal"/>
    </style:style>
    <style:style style:name="P43" style:family="paragraph" style:parent-style-name="Standard">
      <style:paragraph-properties fo:margin-top="0in" fo:margin-bottom="0in" loext:contextual-spacing="false"/>
      <style:text-properties fo:font-size="10pt" fo:font-weight="normal" officeooo:rsid="1777a5e0" officeooo:paragraph-rsid="177a56c1" style:font-size-asian="10pt" style:font-weight-asian="normal" style:font-size-complex="10pt" style:font-weight-complex="normal"/>
    </style:style>
    <style:style style:name="P44" style:family="paragraph" style:parent-style-name="Standard">
      <style:paragraph-properties fo:margin-top="0in" fo:margin-bottom="0in" loext:contextual-spacing="false"/>
      <style:text-properties fo:font-size="10pt" fo:font-weight="normal" officeooo:rsid="1777a5e0" officeooo:paragraph-rsid="17875294" style:font-size-asian="10pt" style:font-weight-asian="normal" style:font-size-complex="10pt" style:font-weight-complex="normal"/>
    </style:style>
    <style:style style:name="P45" style:family="paragraph" style:parent-style-name="Standard">
      <style:paragraph-properties fo:margin-top="0in" fo:margin-bottom="0in" loext:contextual-spacing="false"/>
      <style:text-properties officeooo:rsid="17883e60" officeooo:paragraph-rsid="17883e60"/>
    </style:style>
    <style:style style:name="P46" style:family="paragraph" style:parent-style-name="Text_20_body">
      <style:paragraph-properties fo:margin-top="0in" fo:margin-bottom="0in" loext:contextual-spacing="false"/>
      <style:text-properties fo:font-size="10pt" officeooo:rsid="1764b3a1" officeooo:paragraph-rsid="177a56c1" style:font-size-asian="10pt" style:font-size-complex="10pt"/>
    </style:style>
    <style:style style:name="P47" style:family="paragraph" style:parent-style-name="Text_20_body">
      <style:paragraph-properties fo:margin-top="0in" fo:margin-bottom="0in" loext:contextual-spacing="false"/>
      <style:text-properties fo:font-size="10pt" officeooo:rsid="1764b3a1" officeooo:paragraph-rsid="17875294" style:font-size-asian="10pt" style:font-size-complex="10pt"/>
    </style:style>
    <style:style style:name="P48" style:family="paragraph" style:parent-style-name="Text_20_body">
      <style:paragraph-properties fo:margin-top="0in" fo:margin-bottom="0in" loext:contextual-spacing="false"/>
      <style:text-properties fo:font-size="10pt" officeooo:rsid="1764b3a1" officeooo:paragraph-rsid="17883e60" style:font-size-asian="10pt" style:font-size-complex="10pt"/>
    </style:style>
    <style:style style:name="P49" style:family="paragraph" style:parent-style-name="Heading_20_2">
      <style:text-properties officeooo:paragraph-rsid="17cc8462"/>
    </style:style>
    <style:style style:name="P50" style:family="paragraph" style:parent-style-name="Standard">
      <style:text-properties officeooo:rsid="17bc505d" officeooo:paragraph-rsid="17bc505d"/>
    </style:style>
    <style:style style:name="P51" style:family="paragraph" style:parent-style-name="Standard">
      <style:text-properties officeooo:rsid="17acfefd" officeooo:paragraph-rsid="17b2e94a"/>
    </style:style>
    <style:style style:name="P52" style:family="paragraph" style:parent-style-name="Standard">
      <style:text-properties officeooo:rsid="17b5fda0" officeooo:paragraph-rsid="17b5fda0"/>
    </style:style>
    <style:style style:name="P53" style:family="paragraph" style:parent-style-name="Standard">
      <style:text-properties officeooo:rsid="17c460af" officeooo:paragraph-rsid="17c460af"/>
    </style:style>
    <style:style style:name="P54" style:family="paragraph" style:parent-style-name="Standard">
      <style:text-properties officeooo:rsid="179641e9" officeooo:paragraph-rsid="179641e9"/>
    </style:style>
    <style:style style:name="P55" style:family="paragraph" style:parent-style-name="Standard">
      <style:text-properties officeooo:rsid="179641e9" officeooo:paragraph-rsid="17cc8462"/>
    </style:style>
    <style:style style:name="P56" style:family="paragraph" style:parent-style-name="Standard">
      <style:text-properties officeooo:rsid="00b2f771" officeooo:paragraph-rsid="17883e60"/>
    </style:style>
    <style:style style:name="P57" style:family="paragraph" style:parent-style-name="Standard">
      <style:text-properties officeooo:rsid="00b2f771" officeooo:paragraph-rsid="17cc8462"/>
    </style:style>
    <style:style style:name="P58" style:family="paragraph" style:parent-style-name="Standard">
      <style:text-properties officeooo:rsid="179e8e7c" officeooo:paragraph-rsid="17cc8462"/>
    </style:style>
    <style:style style:name="P59" style:family="paragraph" style:parent-style-name="Standard">
      <style:text-properties officeooo:paragraph-rsid="17cc8462"/>
    </style:style>
    <style:style style:name="P60" style:family="paragraph" style:parent-style-name="Text_20_body" style:list-style-name="L1">
      <style:paragraph-properties fo:margin-top="0in" fo:margin-bottom="0in" loext:contextual-spacing="false"/>
      <style:text-properties officeooo:paragraph-rsid="17734875"/>
    </style:style>
    <style:style style:name="P61" style:family="paragraph" style:parent-style-name="Text_20_body" style:list-style-name="L1">
      <style:paragraph-properties fo:margin-top="0in" fo:margin-bottom="0in" loext:contextual-spacing="false"/>
      <style:text-properties officeooo:paragraph-rsid="1768f637"/>
    </style:style>
    <style:style style:name="P62" style:family="paragraph" style:parent-style-name="Text_20_body" style:list-style-name="L1">
      <style:paragraph-properties fo:margin-top="0in" fo:margin-bottom="0in" loext:contextual-spacing="false"/>
      <style:text-properties officeooo:paragraph-rsid="17669ec8"/>
    </style:style>
    <style:style style:name="P63" style:family="paragraph" style:parent-style-name="Text_20_body" style:list-style-name="L1">
      <style:paragraph-properties fo:margin-top="0in" fo:margin-bottom="0in" loext:contextual-spacing="false"/>
      <style:text-properties officeooo:paragraph-rsid="176975c3"/>
    </style:style>
    <style:style style:name="P64" style:family="paragraph" style:parent-style-name="Text_20_body" style:list-style-name="L1">
      <style:paragraph-properties fo:margin-top="0in" fo:margin-bottom="0in" loext:contextual-spacing="false"/>
      <style:text-properties officeooo:paragraph-rsid="17679d76"/>
    </style:style>
    <style:style style:name="P65" style:family="paragraph" style:parent-style-name="Text_20_body" style:list-style-name="L1">
      <style:paragraph-properties fo:margin-top="0in" fo:margin-bottom="0in" loext:contextual-spacing="false"/>
      <style:text-properties officeooo:paragraph-rsid="1764b3a1"/>
    </style:style>
    <style:style style:name="P66" style:family="paragraph" style:parent-style-name="Text_20_body" style:list-style-name="L1">
      <style:paragraph-properties fo:margin-top="0in" fo:margin-bottom="0in" loext:contextual-spacing="false"/>
      <style:text-properties officeooo:paragraph-rsid="1767ee6d"/>
    </style:style>
    <style:style style:name="P67" style:family="paragraph" style:parent-style-name="Text_20_body" style:list-style-name="L1">
      <style:paragraph-properties fo:margin-top="0in" fo:margin-bottom="0in" loext:contextual-spacing="false"/>
      <style:text-properties officeooo:paragraph-rsid="176cf329"/>
    </style:style>
    <style:style style:name="P68" style:family="paragraph" style:parent-style-name="Text_20_body" style:list-style-name="L1">
      <style:paragraph-properties fo:margin-top="0in" fo:margin-bottom="0in" loext:contextual-spacing="false"/>
      <style:text-properties officeooo:paragraph-rsid="17883e60"/>
    </style:style>
    <style:style style:name="P69" style:family="paragraph" style:parent-style-name="Text_20_body" style:list-style-name="L1">
      <style:paragraph-properties fo:margin-top="0in" fo:margin-bottom="0in" loext:contextual-spacing="false"/>
      <style:text-properties officeooo:paragraph-rsid="178ff109"/>
    </style:style>
    <style:style style:name="P70" style:family="paragraph" style:parent-style-name="Text_20_body" style:list-style-name="L1">
      <style:paragraph-properties fo:margin-top="0in" fo:margin-bottom="0in" loext:contextual-spacing="false"/>
      <style:text-properties officeooo:paragraph-rsid="178b596f"/>
    </style:style>
    <style:style style:name="P71" style:family="paragraph" style:parent-style-name="Text_20_body" style:list-style-name="L1">
      <style:paragraph-properties fo:margin-top="0in" fo:margin-bottom="0in" loext:contextual-spacing="false"/>
      <style:text-properties officeooo:paragraph-rsid="17827d12"/>
    </style:style>
    <style:style style:name="P72" style:family="paragraph" style:parent-style-name="Text_20_body" style:list-style-name="L1">
      <style:paragraph-properties fo:margin-top="0in" fo:margin-bottom="0in" loext:contextual-spacing="false"/>
      <style:text-properties officeooo:paragraph-rsid="17808c62"/>
    </style:style>
    <style:style style:name="P73" style:family="paragraph" style:parent-style-name="Text_20_body" style:list-style-name="L1">
      <style:paragraph-properties fo:margin-top="0in" fo:margin-bottom="0in" loext:contextual-spacing="false"/>
      <style:text-properties fo:font-size="10pt" fo:font-weight="normal" officeooo:rsid="1777a5e0" officeooo:paragraph-rsid="1777a5e0" style:font-size-asian="10pt" style:font-weight-asian="normal" style:font-size-complex="10pt" style:font-weight-complex="normal"/>
    </style:style>
    <style:style style:name="T1" style:family="text">
      <style:text-properties style:font-name="Liberation Serif" fo:font-size="12pt" fo:font-weight="bold" officeooo:rsid="1777a5e0" style:font-name-asian="SimSun" style:font-size-asian="14pt" style:font-weight-asian="bold" style:font-name-complex="Arial" style:font-size-complex="14pt" style:font-weight-complex="bold"/>
    </style:style>
    <style:style style:name="T2" style:family="text">
      <style:text-properties style:font-name="Liberation Serif" fo:font-size="12pt" fo:font-weight="bold" officeooo:rsid="177a56c1" style:font-name-asian="SimSun" style:font-size-asian="14pt" style:font-weight-asian="bold" style:font-name-complex="Arial" style:font-size-complex="14pt" style:font-weight-complex="bold"/>
    </style:style>
    <style:style style:name="T3" style:family="text">
      <style:text-properties style:font-name="Liberation Serif" fo:font-size="12pt" fo:font-weight="bold" officeooo:rsid="17875294" style:font-name-asian="SimSun" style:font-size-asian="14pt" style:font-weight-asian="bold" style:font-name-complex="Arial" style:font-size-complex="14pt" style:font-weight-complex="bold"/>
    </style:style>
    <style:style style:name="T4" style:family="text">
      <style:text-properties style:font-name="Liberation Serif" fo:font-size="12pt" fo:font-weight="bold" officeooo:rsid="17883e60" style:font-name-asian="SimSun" style:font-size-asian="14pt" style:font-weight-asian="bold" style:font-name-complex="Arial" style:font-size-complex="14pt" style:font-weight-complex="bold"/>
    </style:style>
    <style:style style:name="T5" style:family="text">
      <style:text-properties style:font-name="Liberation Serif" fo:font-size="12pt" fo:font-weight="bold" officeooo:rsid="178ff109" style:font-name-asian="SimSun" style:font-size-asian="14pt" style:font-weight-asian="bold" style:font-name-complex="Arial" style:font-size-complex="14pt" style:font-weight-complex="bold"/>
    </style:style>
    <style:style style:name="T6" style:family="text">
      <style:text-properties style:font-name="Liberation Serif" fo:font-size="28pt" fo:font-weight="bold" officeooo:rsid="146bd622" style:font-name-asian="SimSun" style:font-size-asian="28pt" style:font-weight-asian="bold" style:font-name-complex="Arial" style:font-size-complex="28pt" style:font-weight-complex="bold"/>
    </style:style>
    <style:style style:name="T7" style:family="text">
      <style:text-properties style:font-name="Liberation Serif" fo:font-size="28pt" fo:font-weight="bold" officeooo:rsid="169d3772" style:font-name-asian="SimSun" style:font-size-asian="28pt" style:font-weight-asian="bold" style:font-name-complex="Arial" style:font-size-complex="28pt" style:font-weight-complex="bold"/>
    </style:style>
    <style:style style:name="T8" style:family="text">
      <style:text-properties style:font-name="Liberation Serif" fo:font-size="28pt" fo:font-weight="bold" officeooo:rsid="1764b3a1" style:font-name-asian="SimSun" style:font-size-asian="28pt" style:font-weight-asian="bold" style:font-name-complex="Arial" style:font-size-complex="28pt" style:font-weight-complex="bold"/>
    </style:style>
    <style:style style:name="T9" style:family="text">
      <style:text-properties style:font-name="Liberation Serif" fo:font-size="18pt" fo:font-weight="bold" officeooo:rsid="1794e420" style:font-name-asian="SimSun" style:font-size-asian="18pt" style:font-weight-asian="bold" style:font-name-complex="Arial" style:font-size-complex="18pt" style:font-weight-complex="bold"/>
    </style:style>
    <style:style style:name="T10" style:family="text">
      <style:text-properties style:font-name="Liberation Serif" fo:font-size="18pt" fo:font-weight="bold" officeooo:rsid="1764b3a1" style:font-name-asian="SimSun" style:font-size-asian="18pt" style:font-weight-asian="bold" style:font-name-complex="Arial" style:font-size-complex="18pt" style:font-weight-complex="bold"/>
    </style:style>
    <style:style style:name="T11" style:family="text">
      <style:text-properties fo:font-size="10pt" officeooo:rsid="011d59aa" style:font-size-asian="10pt" style:font-size-complex="10pt"/>
    </style:style>
    <style:style style:name="T12" style:family="text">
      <style:text-properties fo:font-size="10pt" officeooo:rsid="1764b3a1" style:font-size-asian="10pt" style:font-size-complex="10pt"/>
    </style:style>
    <style:style style:name="T13" style:family="text">
      <style:text-properties fo:font-size="10pt" officeooo:rsid="176975c3" style:font-size-asian="10pt" style:font-size-complex="10pt"/>
    </style:style>
    <style:style style:name="T14" style:family="text">
      <style:text-properties fo:font-size="10pt" officeooo:rsid="176aa99a" style:font-size-asian="10pt" style:font-size-complex="10pt"/>
    </style:style>
    <style:style style:name="T15" style:family="text">
      <style:text-properties fo:font-size="10pt" officeooo:rsid="176c02e7" style:font-size-asian="10pt" style:font-size-complex="10pt"/>
    </style:style>
    <style:style style:name="T16" style:family="text">
      <style:text-properties fo:font-size="10pt" officeooo:rsid="176cf329" style:font-size-asian="10pt" style:font-size-complex="10pt"/>
    </style:style>
    <style:style style:name="T17" style:family="text">
      <style:text-properties fo:font-size="10pt" officeooo:rsid="176d7a29" style:font-size-asian="10pt" style:font-size-complex="10pt"/>
    </style:style>
    <style:style style:name="T18" style:family="text">
      <style:text-properties fo:font-size="10pt" officeooo:rsid="176f69a4" style:font-size-asian="10pt" style:font-size-complex="10pt"/>
    </style:style>
    <style:style style:name="T19" style:family="text">
      <style:text-properties fo:font-size="10pt" officeooo:rsid="17710c05" style:font-size-asian="10pt" style:font-size-complex="10pt"/>
    </style:style>
    <style:style style:name="T20" style:family="text">
      <style:text-properties fo:font-size="10pt" officeooo:rsid="1772d854" style:font-size-asian="10pt" style:font-size-complex="10pt"/>
    </style:style>
    <style:style style:name="T21" style:family="text">
      <style:text-properties fo:font-size="10pt" officeooo:rsid="17733191" style:font-size-asian="10pt" style:font-size-complex="10pt"/>
    </style:style>
    <style:style style:name="T22" style:family="text">
      <style:text-properties fo:font-size="10pt" officeooo:rsid="17734875" style:font-size-asian="10pt" style:font-size-complex="10pt"/>
    </style:style>
    <style:style style:name="T23" style:family="text">
      <style:text-properties fo:font-size="10pt" officeooo:rsid="177419d1" style:font-size-asian="10pt" style:font-size-complex="10pt"/>
    </style:style>
    <style:style style:name="T24" style:family="text">
      <style:text-properties fo:font-size="10pt" fo:font-weight="bold" officeooo:rsid="011d59aa" style:font-size-asian="10pt" style:font-weight-asian="bold" style:font-size-complex="10pt" style:font-weight-complex="bold"/>
    </style:style>
    <style:style style:name="T25" style:family="text">
      <style:text-properties fo:font-size="10pt" fo:font-weight="bold" officeooo:rsid="1764b3a1" style:font-size-asian="10pt" style:font-weight-asian="bold" style:font-size-complex="10pt" style:font-weight-complex="bold"/>
    </style:style>
    <style:style style:name="T26" style:family="text">
      <style:text-properties fo:font-size="10pt" fo:font-weight="bold" officeooo:rsid="17669ec8" style:font-size-asian="10pt" style:font-weight-asian="bold" style:font-size-complex="10pt" style:font-weight-complex="bold"/>
    </style:style>
    <style:style style:name="T27" style:family="text">
      <style:text-properties fo:font-size="10pt" fo:font-weight="bold" officeooo:rsid="17679d76" style:font-size-asian="10pt" style:font-weight-asian="bold" style:font-size-complex="10pt" style:font-weight-complex="bold"/>
    </style:style>
    <style:style style:name="T28" style:family="text">
      <style:text-properties fo:font-size="10pt" fo:font-weight="bold" officeooo:rsid="1767ee6d" style:font-size-asian="10pt" style:font-weight-asian="bold" style:font-size-complex="10pt" style:font-weight-complex="bold"/>
    </style:style>
    <style:style style:name="T29" style:family="text">
      <style:text-properties fo:font-size="10pt" fo:font-weight="bold" officeooo:rsid="1768f637" style:font-size-asian="10pt" style:font-weight-asian="bold" style:font-size-complex="10pt" style:font-weight-complex="bold"/>
    </style:style>
    <style:style style:name="T30" style:family="text">
      <style:text-properties fo:font-size="10pt" fo:font-weight="bold" officeooo:rsid="176975c3" style:font-size-asian="10pt" style:font-weight-asian="bold" style:font-size-complex="10pt" style:font-weight-complex="bold"/>
    </style:style>
    <style:style style:name="T31" style:family="text">
      <style:text-properties fo:font-size="10pt" fo:font-weight="bold" officeooo:rsid="176cf329" style:font-size-asian="10pt" style:font-weight-asian="bold" style:font-size-complex="10pt" style:font-weight-complex="bold"/>
    </style:style>
    <style:style style:name="T32" style:family="text">
      <style:text-properties fo:font-size="10pt" fo:font-weight="bold" officeooo:rsid="17734875" style:font-size-asian="10pt" style:font-weight-asian="bold" style:font-size-complex="10pt" style:font-weight-complex="bold"/>
    </style:style>
    <style:style style:name="T33" style:family="text">
      <style:text-properties fo:font-size="10pt" fo:font-weight="bold" officeooo:rsid="1777a5e0" style:font-size-asian="10pt" style:font-weight-asian="bold" style:font-size-complex="10pt" style:font-weight-complex="bold"/>
    </style:style>
    <style:style style:name="T34" style:family="text">
      <style:text-properties fo:font-size="10pt" fo:font-weight="bold" officeooo:rsid="1778d150" style:font-size-asian="10pt" style:font-weight-asian="bold" style:font-size-complex="10pt" style:font-weight-complex="bold"/>
    </style:style>
    <style:style style:name="T35" style:family="text">
      <style:text-properties fo:font-size="10pt" fo:font-weight="bold" officeooo:rsid="177f9d0b" style:font-size-asian="10pt" style:font-weight-asian="bold" style:font-size-complex="10pt" style:font-weight-complex="bold"/>
    </style:style>
    <style:style style:name="T36" style:family="text">
      <style:text-properties fo:font-size="10pt" fo:font-weight="bold" officeooo:rsid="17808c62" style:font-size-asian="10pt" style:font-weight-asian="bold" style:font-size-complex="10pt" style:font-weight-complex="bold"/>
    </style:style>
    <style:style style:name="T37" style:family="text">
      <style:text-properties fo:font-size="10pt" fo:font-weight="bold" officeooo:rsid="17827d12" style:font-size-asian="10pt" style:font-weight-asian="bold" style:font-size-complex="10pt" style:font-weight-complex="bold"/>
    </style:style>
    <style:style style:name="T38" style:family="text">
      <style:text-properties fo:font-size="10pt" fo:font-weight="bold" officeooo:rsid="17883e60" style:font-size-asian="10pt" style:font-weight-asian="bold" style:font-size-complex="10pt" style:font-weight-complex="bold"/>
    </style:style>
    <style:style style:name="T39" style:family="text">
      <style:text-properties fo:font-size="10pt" fo:font-weight="bold" officeooo:rsid="178937c3" style:font-size-asian="10pt" style:font-weight-asian="bold" style:font-size-complex="10pt" style:font-weight-complex="bold"/>
    </style:style>
    <style:style style:name="T40" style:family="text">
      <style:text-properties fo:font-size="10pt" fo:font-weight="bold" officeooo:rsid="178b596f" style:font-size-asian="10pt" style:font-weight-asian="bold" style:font-size-complex="10pt" style:font-weight-complex="bold"/>
    </style:style>
    <style:style style:name="T41" style:family="text">
      <style:text-properties fo:font-size="10pt" fo:font-weight="bold" officeooo:rsid="178ff109" style:font-size-asian="10pt" style:font-weight-asian="bold" style:font-size-complex="10pt" style:font-weight-complex="bold"/>
    </style:style>
    <style:style style:name="T42" style:family="text">
      <style:text-properties fo:font-size="10pt" fo:font-weight="normal" style:font-size-asian="10pt" style:font-weight-asian="normal" style:font-size-complex="10pt" style:font-weight-complex="normal"/>
    </style:style>
    <style:style style:name="T43" style:family="text">
      <style:text-properties fo:font-size="10pt" fo:font-weight="normal" officeooo:rsid="011d59aa" style:font-size-asian="10pt" style:font-weight-asian="normal" style:font-size-complex="10pt" style:font-weight-complex="normal"/>
    </style:style>
    <style:style style:name="T44" style:family="text">
      <style:text-properties fo:font-size="10pt" fo:font-weight="normal" officeooo:rsid="1764b3a1" style:font-size-asian="10pt" style:font-weight-asian="normal" style:font-size-complex="10pt" style:font-weight-complex="normal"/>
    </style:style>
    <style:style style:name="T45" style:family="text">
      <style:text-properties fo:font-size="10pt" fo:font-weight="normal" officeooo:rsid="176975c3" style:font-size-asian="10pt" style:font-weight-asian="normal" style:font-size-complex="10pt" style:font-weight-complex="normal"/>
    </style:style>
    <style:style style:name="T46" style:family="text">
      <style:text-properties fo:font-size="10pt" fo:font-weight="normal" officeooo:rsid="17722e48" style:font-size-asian="10pt" style:font-weight-asian="normal" style:font-size-complex="10pt" style:font-weight-complex="normal"/>
    </style:style>
    <style:style style:name="T47" style:family="text">
      <style:text-properties fo:font-size="10pt" fo:font-weight="normal" officeooo:rsid="1772d854" style:font-size-asian="10pt" style:font-weight-asian="normal" style:font-size-complex="10pt" style:font-weight-complex="normal"/>
    </style:style>
    <style:style style:name="T48" style:family="text">
      <style:text-properties fo:font-size="10pt" fo:font-weight="normal" officeooo:rsid="17734875" style:font-size-asian="10pt" style:font-weight-asian="normal" style:font-size-complex="10pt" style:font-weight-complex="normal"/>
    </style:style>
    <style:style style:name="T49" style:family="text">
      <style:text-properties fo:font-size="10pt" fo:font-weight="normal" officeooo:rsid="177618ac" style:font-size-asian="10pt" style:font-weight-asian="normal" style:font-size-complex="10pt" style:font-weight-complex="normal"/>
    </style:style>
    <style:style style:name="T50" style:family="text">
      <style:text-properties fo:font-size="10pt" fo:font-weight="normal" officeooo:rsid="1777a5e0" style:font-size-asian="10pt" style:font-weight-asian="normal" style:font-size-complex="10pt" style:font-weight-complex="normal"/>
    </style:style>
    <style:style style:name="T51" style:family="text">
      <style:text-properties fo:font-size="10pt" fo:font-weight="normal" officeooo:rsid="177a56c1" style:font-size-asian="10pt" style:font-weight-asian="normal" style:font-size-complex="10pt" style:font-weight-complex="normal"/>
    </style:style>
    <style:style style:name="T52" style:family="text">
      <style:text-properties fo:font-size="10pt" fo:font-weight="normal" officeooo:rsid="17808c62" style:font-size-asian="10pt" style:font-weight-asian="normal" style:font-size-complex="10pt" style:font-weight-complex="normal"/>
    </style:style>
    <style:style style:name="T53" style:family="text">
      <style:text-properties fo:font-size="10pt" fo:font-weight="normal" officeooo:rsid="17827d12" style:font-size-asian="10pt" style:font-weight-asian="normal" style:font-size-complex="10pt" style:font-weight-complex="normal"/>
    </style:style>
    <style:style style:name="T54" style:family="text">
      <style:text-properties fo:font-size="10pt" fo:font-weight="normal" officeooo:rsid="1783b009" style:font-size-asian="10pt" style:font-weight-asian="normal" style:font-size-complex="10pt" style:font-weight-complex="normal"/>
    </style:style>
    <style:style style:name="T55" style:family="text">
      <style:text-properties fo:font-size="10pt" fo:font-weight="normal" officeooo:rsid="178455fc" style:font-size-asian="10pt" style:font-weight-asian="normal" style:font-size-complex="10pt" style:font-weight-complex="normal"/>
    </style:style>
    <style:style style:name="T56" style:family="text">
      <style:text-properties fo:font-size="10pt" fo:font-weight="normal" officeooo:rsid="17883e60" style:font-size-asian="10pt" style:font-weight-asian="normal" style:font-size-complex="10pt" style:font-weight-complex="normal"/>
    </style:style>
    <style:style style:name="T57" style:family="text">
      <style:text-properties fo:font-size="10pt" fo:font-weight="normal" officeooo:rsid="178937c3" style:font-size-asian="10pt" style:font-weight-asian="normal" style:font-size-complex="10pt" style:font-weight-complex="normal"/>
    </style:style>
    <style:style style:name="T58" style:family="text">
      <style:text-properties fo:font-size="10pt" fo:font-weight="normal" officeooo:rsid="178b596f" style:font-size-asian="10pt" style:font-weight-asian="normal" style:font-size-complex="10pt" style:font-weight-complex="normal"/>
    </style:style>
    <style:style style:name="T59" style:family="text">
      <style:text-properties fo:font-size="10pt" fo:font-weight="normal" officeooo:rsid="178dfec6" style:font-size-asian="10pt" style:font-weight-asian="normal" style:font-size-complex="10pt" style:font-weight-complex="normal"/>
    </style:style>
    <style:style style:name="T60" style:family="text">
      <style:text-properties fo:font-size="10pt" fo:font-weight="normal" officeooo:rsid="178ff109" style:font-size-asian="10pt" style:font-weight-asian="normal" style:font-size-complex="10pt" style:font-weight-complex="normal"/>
    </style:style>
    <style:style style:name="T61" style:family="text">
      <style:text-properties officeooo:rsid="1764b3a1"/>
    </style:style>
    <style:style style:name="T62" style:family="text">
      <style:text-properties officeooo:rsid="177a56c1"/>
    </style:style>
    <style:style style:name="T63" style:family="text">
      <style:text-properties officeooo:rsid="17875294"/>
    </style:style>
    <style:style style:name="T64" style:family="text">
      <style:text-properties officeooo:rsid="1794e420"/>
    </style:style>
    <style:style style:name="T65" style:family="text">
      <style:text-properties officeooo:rsid="030d0f34"/>
    </style:style>
    <style:style style:name="T66" style:family="text">
      <style:text-properties officeooo:rsid="17983fea"/>
    </style:style>
    <style:style style:name="T67" style:family="text">
      <style:text-properties officeooo:rsid="1799b853"/>
    </style:style>
    <style:style style:name="T68" style:family="text">
      <style:text-properties officeooo:rsid="179b7e34"/>
    </style:style>
    <style:style style:name="T69" style:family="text">
      <style:text-properties officeooo:rsid="179f6246"/>
    </style:style>
    <style:style style:name="T70" style:family="text">
      <style:text-properties officeooo:rsid="17a26804"/>
    </style:style>
    <style:style style:name="T71" style:family="text">
      <style:text-properties officeooo:rsid="17aafed1"/>
    </style:style>
    <style:style style:name="T72" style:family="text">
      <style:text-properties officeooo:rsid="17ab5cf8"/>
    </style:style>
    <style:style style:name="T73" style:family="text">
      <style:text-properties officeooo:rsid="17acfefd"/>
    </style:style>
    <style:style style:name="T74" style:family="text">
      <style:text-properties officeooo:rsid="17b2e94a"/>
    </style:style>
    <style:style style:name="T75" style:family="text">
      <style:text-properties officeooo:rsid="17c9015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text:span text:style-name="T6">H</text:span><text:span text:style-name="T7">untsmen C</text:span><text:span text:style-name="T8">ulture</text:span></text:h>
      <text:p text:style-name="P57"/>
      <text:h text:style-name="P49" text:outline-level="2"><text:span text:style-name="T10">P</text:span><text:span text:style-name="T9">hilosophy &amp; Huntsmen</text:span></text:h>
      <text:p text:style-name="P59"/>
      <text:p text:style-name="P59">The general<text:span text:style-name="T64">ly accepted ideologies surrounding aura and powers is that </text:span>aura is a reflection of your soul; <text:span text:style-name="T64">as well as a part of your soul itself. Those who possess powerful </text:span>souls <text:span text:style-name="T64">are generally those who have evolved through a process of many reincarnations. Reincarnation is believed to be an option; not a requirement. Nearly all religious ideologies in Remnant accept this.</text:span></text:p>
      <text:p text:style-name="P59"/>
      <text:p text:style-name="P58">Returning through reincarnation requires a suitable host, however. The more powerful the parents, the more opportunity there is for a stronger reincarnation. Even with anomalies that are outside of the normal bounds in ability, there is often correlation in aura strength tied to the parents.</text:p>
      <text:p text:style-name="P59"/>
      <text:p text:style-name="P55">There may be historical precedence to the ideologies on Remnant; such as certain semblances in the past providing some sort of insight, or interactions and myths from other worlds that helped guide a more accurate understanding of the gods and the creator.</text:p>
      <text:p text:style-name="P59"/>
      <text:p text:style-name="P59"><text:span text:style-name="T64">T</text:span>he afterlife is also considered a place <text:span text:style-name="T66">where souls go after the body dies. Though re</text:span>incarnation is <text:span text:style-name="T65">considered </text:span>an option in most religious ideologies, <text:span text:style-name="T69">it is believed that</text:span> <text:span text:style-name="T66">morality impacts your afterlife. Evil deeds can cause you to lose certain options in the afterlife or condemn you to very long-term suffering and rehabilitation if your soul was deeply corrupted</text:span>. <text:span text:style-name="T67">Some also believe it is possible for a soul to be lost or destroyed from evil.</text:span></text:p>
      <text:p text:style-name="P57"/>
      <text:h text:style-name="Heading_20_2" text:outline-level="2">Cultural Expectations</text:h>
      <text:p text:style-name="P25"/>
      <text:h text:style-name="P6" text:outline-level="3">Praise &amp; Pomp and Circumstance</text:h>
      <text:p text:style-name="P25"/>
      <text:p text:style-name="P28">Huntsmen <text:span text:style-name="T68">are expected to g</text:span>raciously accept the praise and love they receive. <text:span text:style-name="T68">Sometimes their</text:span> job literally entails being part of pomp and circumstance that celebrates them. <text:span text:style-name="T68">The goal is to raise </text:span>morale among the citizens, <text:span text:style-name="T68">since it is a direct </text:span>benefit to humanity <text:span text:style-name="T68">due to</text:span> the positive energy it generates and the negative energy it reduces.</text:p>
      <text:p text:style-name="P26"/>
      <text:h text:style-name="P7" text:outline-level="3">Marriage <text:span text:style-name="T71">&amp; Children</text:span></text:h>
      <text:p text:style-name="Standard"/>
      <text:p text:style-name="P30">Huntsmen <text:span text:style-name="T72">and Huntresses</text:span> are generally <text:span text:style-name="T65">encouraged to have many children due to the degree of power that their children tend to possess and the opportunities they have for training. Humanity is facing an active existential crisis, and</text:span> aura strength is <text:span text:style-name="T65">closely related to the power of one’s parents. This makes powerful children an essential ingredient in long-term survival of the species.</text:span></text:p>
      <text:p text:style-name="Standard"/>
      <text:h text:style-name="P9" text:outline-level="3">Nymphs</text:h>
      <text:p text:style-name="Standard"/>
      <text:p text:style-name="P32"><text:span text:style-name="T72">A Nymph is woman that has a child with a Huntsman outside of marriage, and often outside of any meaningful relationship. There is an unwritten recommendation that Huntsman should wait to get </text:span>married until <text:span text:style-name="T70">at least </text:span>their 30s <text:span text:style-name="T70">or</text:span> 40s, <text:span text:style-name="T72">partially because it is encouraged for them to bear at least one or two children in this way. Huntsmen are expected to provide a high standard of living for their Nymphs with a good monthly wage, but are not expected to participate in the raising of the child.</text:span></text:p>
      <text:p text:style-name="P32"/>
      <text:p text:style-name="P31">If a Huntsmen is refusing (or failing) to financially support a Nymph to an appropriate degree, the government or Huntsmen Academy will step in and assist. <text:span text:style-name="T73">This is discouraged, however, and there will be consequences for the Huntsman, such as forcibly taking pay from their future work and potentially restricting their opportunities until they start taking appropriate action to resolve the issue.</text:span></text:p>
      <text:p text:style-name="P31"/>
      <text:p text:style-name="P50"><text:soft-page-break/>The Nymph title also applies to women that bear a child from an Alchemist in a similar capacity. It is more commonly associated with Huntsman, but society knows the same applies equally to both.</text:p>
      <text:p text:style-name="Standard"/>
      <text:h text:style-name="P8" text:outline-level="3">N<text:span text:style-name="T74">ymling</text:span></text:h>
      <text:p text:style-name="Standard"/>
      <text:p text:style-name="P51">A Nymling is a child that was born to and raised by a Nymph. They may have a step father in their life, but the title of Nymling would not apply if the Huntsman was in their life in a father-like capacity. It is expected for Nymlings to be at least moderately privileged, if not considerably so. They tend to have all of their basic needs tended to, live in a good community, and have sufficient financial backing to choose and expand their opportunities in life.</text:p>
      <text:p text:style-name="P33"/>
      <text:p text:style-name="P51">Nymlings tend to possess higher than average aura strength and semblance control, often to a very meaningful degree. As such, they also tend to receive early tutelage that can help them explore and discover the possibilities of what their soul’s purpose or abilities are. There is some light societal pressure for them to consider a path as a powerful semblance user (Huntsman, Alchemist, etc), and many do attempt to undertake that path, but it is ultimately up to each Nymling to choose for themselves.</text:p>
      <text:p text:style-name="Standard"/>
      <text:p text:style-name="P51">Nymlings are socially favored, typically viewed as having a good luck of the draw. Whereas being a bastard is often considered unusual or socially taboo, being a Nymling is not.</text:p>
      <text:p text:style-name="P34"/>
      <text:h text:style-name="P10" text:outline-level="3">Scion</text:h>
      <text:p text:style-name="P34"/>
      <text:p text:style-name="P52">Scions are born to (and typically raised by) a Huntress (or female Alchemist). They tend to be even more powerful than children raised by Huntsmen, making them even more socially favored than Nymlings. However, they also have much greater social pressure on them to pursue a path of powerful semblance use: Huntsman, Alchemist, etc.</text:p>
      <text:p text:style-name="P34"/>
      <text:p text:style-name="P53">Unlike Nymphs, Scions are quite likely to have the biological father in their life. It is also common for them to have a Huntsman for a father, which tends to increase their potential aura limits even more.</text:p>
      <text:p text:style-name="P34"/>
      <text:h text:style-name="P39" text:outline-level="2">Huntsmen Teams</text:h>
      <text:p text:style-name="P13"/>
      <text:h text:style-name="P1" text:outline-level="3">Team Archetypes</text:h>
      <text:p text:style-name="P14"/>
      <text:list xml:id="list2175928765" text:style-name="L1">
        <text:list-item>
          <text:p text:style-name="P60"><text:span text:style-name="T25">Air Force Teams</text:span><text:span text:style-name="T24">:</text:span><text:span text:style-name="T43"> </text:span><text:span text:style-name="T44">M</text:span><text:span text:style-name="T45">ilitary </text:span><text:span text:style-name="T47">branch</text:span><text:span text:style-name="T44"> </text:span><text:span text:style-name="T45">specialized in aircraft warfare, piloting, skydiving, aerial combat, etc.</text:span></text:p>
        </text:list-item>
        <text:list-item>
          <text:p text:style-name="P60"><text:span text:style-name="T25">B</text:span><text:span text:style-name="T32">eastmaster</text:span><text:span text:style-name="T25"> Teams</text:span><text:span text:style-name="T24">:</text:span><text:span text:style-name="T43"> </text:span><text:span text:style-name="T44">H</text:span><text:span text:style-name="T48">untsman that tame, train, and work with beasts</text:span><text:span text:style-name="T44">; </text:span><text:span text:style-name="T49">either for combat or show and sport.</text:span></text:p>
        </text:list-item>
        <text:list-item>
          <text:p text:style-name="P61"><text:span text:style-name="T25">B</text:span><text:span text:style-name="T29">ounty Hunter</text:span><text:span text:style-name="T25"> Teams</text:span><text:span text:style-name="T24">:</text:span><text:span text:style-name="T43"> </text:span><text:span text:style-name="T44">M</text:span><text:span text:style-name="T45">ercenaries or government contractors that hunt down criminal targets</text:span><text:span text:style-name="T44">.</text:span></text:p>
        </text:list-item>
        <text:list-item>
          <text:p text:style-name="P61"><text:span text:style-name="T25">D</text:span><text:span text:style-name="T28">iplomatic</text:span><text:span text:style-name="T25"> Teams</text:span><text:span text:style-name="T24">:</text:span><text:span text:style-name="T43"> </text:span><text:span text:style-name="T45">Teams that specialize in working diplomatically between nations and companies</text:span><text:span text:style-name="T44">.</text:span></text:p>
        </text:list-item>
        <text:list-item>
          <text:p text:style-name="P61"><text:span text:style-name="T25">E</text:span><text:span text:style-name="T29">scort</text:span><text:span text:style-name="T25"> Teams</text:span><text:span text:style-name="T24">:</text:span><text:span text:style-name="T43"> </text:span><text:span text:style-name="T46">Combat-oriented teams that escort ships, trains, public transport, and major trade operations.</text:span></text:p>
        </text:list-item>
        <text:list-item>
          <text:p text:style-name="P62"><text:span text:style-name="T25">E</text:span><text:span text:style-name="T26">ntertainer</text:span><text:span text:style-name="T25"> Teams</text:span><text:span text:style-name="T24">:</text:span><text:span text:style-name="T43"> </text:span><text:span text:style-name="T45">Teams and/or celebrities that create arts, music, performances and other entertainment</text:span><text:span text:style-name="T44">.</text:span></text:p>
        </text:list-item>
        <text:list-item>
          <text:p text:style-name="P63"><text:span text:style-name="T25">Espionage Teams</text:span><text:span text:style-name="T24">:</text:span><text:span text:style-name="T11"> </text:span><text:span text:style-name="T12">S</text:span><text:span text:style-name="T18">pecial operatives that specifically work in espionage </text:span><text:span text:style-name="T19">missions</text:span><text:span text:style-name="T12">.</text:span></text:p>
        </text:list-item>
        <text:list-item>
          <text:p text:style-name="P63"><text:span text:style-name="T25">I</text:span><text:span text:style-name="T30">nvestigation</text:span><text:span text:style-name="T25"> Teams</text:span><text:span text:style-name="T24">:</text:span><text:span text:style-name="T11"> </text:span><text:span text:style-name="T12">T</text:span><text:span text:style-name="T16">eams that focus on covert or official criminal investigations</text:span><text:span text:style-name="T12">.</text:span></text:p>
        </text:list-item>
        <text:list-item>
          <text:p text:style-name="P64"><text:span text:style-name="T25">Mercenary Teams</text:span><text:span text:style-name="T24">:</text:span><text:span text:style-name="T11"> </text:span><text:span text:style-name="T21">Independent combat contractors that work for c</text:span><text:span text:style-name="T12">orporate </text:span><text:span text:style-name="T21">and</text:span><text:span text:style-name="T12"> political </text:span><text:span text:style-name="T21">interests</text:span><text:span text:style-name="T12">.</text:span></text:p>
        </text:list-item>
        <text:list-item>
          <text:p text:style-name="P64"><text:span text:style-name="T25">M</text:span><text:span text:style-name="T27">ilitary</text:span><text:span text:style-name="T25"> Teams</text:span><text:span text:style-name="T24">:</text:span><text:span text:style-name="T11"> </text:span><text:span text:style-name="T19">Teams that lead or participate in high-level military combat, usually against Grimm</text:span><text:span text:style-name="T12">.</text:span></text:p>
        </text:list-item>
        <text:list-item>
          <text:p text:style-name="P65"><text:span text:style-name="T24">N</text:span><text:span text:style-name="T25">avy Teams</text:span><text:span text:style-name="T24">:</text:span><text:span text:style-name="T11"> </text:span><text:span text:style-name="T12">M</text:span><text:span text:style-name="T20">ilitary branch specialized in aquatic warfare and combat, seafaring, sailing, etc</text:span><text:span text:style-name="T12">.</text:span></text:p>
        </text:list-item>
        <text:list-item>
          <text:p text:style-name="P66"><text:span text:style-name="T25">Peacekeeper Teams</text:span><text:span text:style-name="T24">:</text:span><text:span text:style-name="T11"> </text:span><text:span text:style-name="T14">Peacekeepers and law officers that serve within the legal system</text:span><text:span text:style-name="T12">.</text:span></text:p>
        </text:list-item>
        <text:list-item>
          <text:p text:style-name="P66"><text:span text:style-name="T28">Reconnaissance </text:span><text:span text:style-name="T25">Teams</text:span><text:span text:style-name="T24">:</text:span><text:span text:style-name="T11"> </text:span><text:span text:style-name="T22">M</text:span><text:span text:style-name="T23">ilitary teams that specialize in scouting and reconnaissance</text:span><text:span text:style-name="T12">.</text:span></text:p>
        </text:list-item>
        <text:list-item>
          <text:p text:style-name="P67"><text:span text:style-name="T25">Slayer Teams</text:span><text:span text:style-name="T24">:</text:span><text:span text:style-name="T11"> </text:span><text:span text:style-name="T22">Elite Huntsmen that focus on Grimm, including high profile targets</text:span><text:span text:style-name="T12">; </text:span><text:span text:style-name="T22">often the most talented.</text:span></text:p>
        </text:list-item>
        <text:list-item>
          <text:p text:style-name="P67"><text:span text:style-name="T25">S</text:span><text:span text:style-name="T31">pecial F</text:span><text:span text:style-name="T39">orces</text:span><text:span text:style-name="T24">:</text:span><text:span text:style-name="T11"> </text:span><text:span text:style-name="T12">C</text:span><text:span text:style-name="T17">overt and/or high clearance operation teams that serve the government</text:span><text:span text:style-name="T12">.</text:span></text:p>
        </text:list-item>
        <text:list-item>
          <text:p text:style-name="P65"><text:span text:style-name="T25">Sport Teams</text:span><text:span text:style-name="T24">:</text:span><text:span text:style-name="T11"> </text:span><text:span text:style-name="T12">H</text:span><text:span text:style-name="T13">untsmen that play professional sports </text:span><text:span text:style-name="T15">as their primary occupation</text:span><text:span text:style-name="T12">.</text:span></text:p>
        </text:list-item>
      </text:list>
      <text:p text:style-name="P48"/>
      <text:h text:style-name="P5" text:outline-level="3"><text:span text:style-name="T1">S</text:span><text:span text:style-name="T4">pecial </text:span><text:span text:style-name="T5">Forces </text:span><text:span text:style-name="T4">Divisions</text:span></text:h>
      <text:p text:style-name="P16"/>
      <text:p text:style-name="P17">The special forces divisions are well known because of their elite status as a whole, but the individual members are rarely ever considered <text:soft-page-break/>famous. They are among the most extreme, well-trained, and best units the respective military branch has to offer; composed of Junior Huntsmen and regular Huntsmen that possess skills and semblances that are conducive to their specialized operations.</text:p>
      <text:p text:style-name="P17"/>
      <text:p text:style-name="P17">Special Forces Divisions would typically be ranked just below the elite Huntsmen Teams, which grab more public attention and celebrity status. However, due to the degree of their extreme training and tactical combat coordination, they are exceptionally valuable to society and military operations.</text:p>
      <text:p text:style-name="P16"/>
      <text:list xml:id="list104532402348248" text:continue-numbering="true" text:style-name="L1">
        <text:list-item>
          <text:p text:style-name="P68"><text:span text:style-name="T40">R</text:span><text:span text:style-name="T41">angers</text:span><text:span text:style-name="T24">:</text:span><text:span text:style-name="T43"> </text:span><text:span text:style-name="T58">The</text:span><text:span text:style-name="T53"> </text:span><text:span text:style-name="T56">special f</text:span><text:span text:style-name="T57">orces </text:span><text:span text:style-name="T58">division </text:span><text:span text:style-name="T60">of the Army </text:span><text:span text:style-name="T58">(</text:span><text:span text:style-name="T56">akin to the Green Beret</text:span><text:span text:style-name="T58">)</text:span><text:span text:style-name="T56">; </text:span><text:span text:style-name="T60">specialized in land warfare and tactical combat missions.</text:span></text:p>
        </text:list-item>
        <text:list-item>
          <text:p text:style-name="P69"><text:span text:style-name="T41">Seals</text:span><text:span text:style-name="T24">:</text:span><text:span text:style-name="T43"> </text:span><text:span text:style-name="T52">T</text:span><text:span text:style-name="T59">he</text:span><text:span text:style-name="T53"> elite </text:span><text:span text:style-name="T56">special </text:span><text:span text:style-name="T60">forces division of the Navy; similar to the Rangers, but more specialized in handling scenarios that involve aquatic operations.</text:span></text:p>
        </text:list-item>
        <text:list-item>
          <text:p text:style-name="P70"><text:span text:style-name="T40">V</text:span><text:span text:style-name="T41">anguard</text:span><text:span text:style-name="T24">:</text:span><text:span text:style-name="T43"> </text:span><text:span text:style-name="T52">T</text:span><text:span text:style-name="T59">he</text:span><text:span text:style-name="T53"> elite </text:span><text:span text:style-name="T56">special f</text:span><text:span text:style-name="T57">or</text:span><text:span text:style-name="T58">ces division </text:span><text:span text:style-name="T59">of</text:span><text:span text:style-name="T58"> the Air Force; </text:span><text:span text:style-name="T60">specialized in piloting, parachuting, reconnaissance, infiltration, exfiltration, etc.</text:span></text:p>
        </text:list-item>
      </text:list>
      <text:p text:style-name="P42"/>
      <text:h text:style-name="P3" text:outline-level="3"><text:span text:style-name="T1">C</text:span><text:span text:style-name="T2">elebrity</text:span><text:span text:style-name="T62"> Teams</text:span></text:h>
      <text:p text:style-name="P15"/>
      <text:p text:style-name="P18">Elite Huntsmen are generally considered celebrities regardless of their team or position, but some teams have achieved a celebrity status that stands above the rest. These teams are often so iconic that the public will recognize the names and faces of one or more of its members.</text:p>
      <text:p text:style-name="P18"/>
      <text:p text:style-name="P21"><text:span text:style-name="T51">(</text:span><text:span text:style-name="T42">( Note: Need Beastmaster teams, Military teams, Mercenary teams, Air Force teams, Peacekeeper? ))</text:span></text:p>
      <text:p text:style-name="P15"/>
      <text:list xml:id="list104533745220315" text:continue-numbering="true" text:style-name="L1">
        <text:list-item>
          <text:p text:style-name="P71"><text:span text:style-name="T34">[</text:span><text:span text:style-name="T37">Slayer</text:span><text:span text:style-name="T34">] </text:span><text:span text:style-name="T25">T</text:span><text:span text:style-name="T33">eam </text:span><text:span text:style-name="T37">Phoenix</text:span><text:span text:style-name="T24">:</text:span><text:span text:style-name="T43"> </text:span><text:span text:style-name="T52">A</text:span><text:span text:style-name="T53">n elite Slayer team </text:span><text:span text:style-name="T54">from Vale</text:span><text:span text:style-name="T53">.</text:span></text:p>
        </text:list-item>
        <text:list-item>
          <text:p text:style-name="P71"><text:span text:style-name="T34">[</text:span><text:span text:style-name="T37">Slayer</text:span><text:span text:style-name="T34">] </text:span><text:span text:style-name="T25">T</text:span><text:span text:style-name="T33">eam </text:span><text:span text:style-name="T37">Havoc</text:span><text:span text:style-name="T24">:</text:span><text:span text:style-name="T43"> </text:span><text:span text:style-name="T52">A</text:span><text:span text:style-name="T53">n elite Slayer team </text:span><text:span text:style-name="T54">from Vacuo</text:span><text:span text:style-name="T53">.</text:span></text:p>
        </text:list-item>
        <text:list-item>
          <text:p text:style-name="P71"><text:span text:style-name="T34">[</text:span><text:span text:style-name="T37">Slayer</text:span><text:span text:style-name="T34">] </text:span><text:span text:style-name="T25">T</text:span><text:span text:style-name="T33">eam </text:span><text:span text:style-name="T37">Vortex</text:span><text:span text:style-name="T24">:</text:span><text:span text:style-name="T43"> </text:span><text:span text:style-name="T52">A</text:span><text:span text:style-name="T53">n elite Slayer team </text:span><text:span text:style-name="T54">from Atlas</text:span><text:span text:style-name="T53">. </text:span><text:span text:style-name="T55">Their memories typically wear Atlas bodysuit armor.</text:span></text:p>
        </text:list-item>
        <text:list-item>
          <text:p text:style-name="P71"><text:span text:style-name="T34">[Navy] </text:span><text:span text:style-name="T25">T</text:span><text:span text:style-name="T33">eam Aqua</text:span><text:span text:style-name="T24">:</text:span><text:span text:style-name="T43"> </text:span><text:span text:style-name="T50">An elite celebrity-status aquatic combat team that works primarily with Mistral’s Academy, but also contracts with the other Huntsman Academies at times. Each member has a semblance that works with water, or which compliments the other team’s water semblances in a powerful way. They claim to be the best Huntsman team on Remnant for specialized water operations, and have a considerable track record that supports it. Their outfits generally have a large degree of aquatic blue on them and bear the Team Aqua symbol.</text:span></text:p>
        </text:list-item>
        <text:list-item>
          <text:p text:style-name="P72"><text:span text:style-name="T34">[</text:span><text:span text:style-name="T36">Sport</text:span><text:span text:style-name="T34">] </text:span><text:span text:style-name="T25">T</text:span><text:span text:style-name="T33">eam </text:span><text:span text:style-name="T36">Thunderbolt</text:span><text:span text:style-name="T24">:</text:span><text:span text:style-name="T43"> </text:span><text:span text:style-name="T52">A professional sports team that focuses on precision execution and powerful semblances.</text:span></text:p>
        </text:list-item>
        <text:list-item>
          <text:p text:style-name="P72"><text:span text:style-name="T34">[</text:span><text:span text:style-name="T36">Sport</text:span><text:span text:style-name="T34">] </text:span><text:span text:style-name="T25">T</text:span><text:span text:style-name="T33">eam </text:span><text:span text:style-name="T36">Blackhawk</text:span><text:span text:style-name="T24">:</text:span><text:span text:style-name="T43"> </text:span><text:span text:style-name="T52">A professional sports team that dominates through tactics, wit, and team coordination.</text:span></text:p>
        </text:list-item>
        <text:list-item>
          <text:p text:style-name="P72"><text:span text:style-name="T34">[</text:span><text:span text:style-name="T36">Sport</text:span><text:span text:style-name="T34">] </text:span><text:span text:style-name="T25">T</text:span><text:span text:style-name="T33">eam</text:span><text:span text:style-name="T36"> Blitz</text:span><text:span text:style-name="T24">:</text:span><text:span text:style-name="T43"> </text:span><text:span text:style-name="T52">A professional sports team that dominates through speed, athletic finesse, and combat finesse.</text:span></text:p>
        </text:list-item>
      </text:list>
      <text:p text:style-name="P46"/>
      <text:h text:style-name="P2" text:outline-level="3"><text:span text:style-name="T1">S</text:span><text:span text:style-name="T2">emi-Famous</text:span><text:span text:style-name="T62"> Teams</text:span></text:h>
      <text:p text:style-name="P43"/>
      <text:p text:style-name="P45"><text:span text:style-name="T50">(</text:span><text:span text:style-name="T42">( Air Force ))</text:span></text:p>
      <text:p text:style-name="P43"/>
      <text:list xml:id="list104534294833492" text:continue-numbering="true" text:style-name="L1">
        <text:list-item>
          <text:p text:style-name="P69"><text:span text:style-name="T34">[Navy] </text:span><text:span text:style-name="T25">T</text:span><text:span text:style-name="T33">eam P</text:span><text:span text:style-name="T35">oseidon</text:span><text:span text:style-name="T24">:</text:span><text:span text:style-name="T43"> </text:span><text:span text:style-name="T50">An elite navy team that commands a small fleet of ships for large-scale navy warfare operations, particularly against sea-based Grimm. They receive payment for all sea-based kills through an active contract with the governments of Mistral, Atlas, and Vale. </text:span><text:span text:style-name="T51">Their members are all skilled with sailing and seafaring warfare, and must also possess extensive aura training in water.</text:span></text:p>
        </text:list-item>
        <text:list-item>
          <text:p text:style-name="P69"><text:span text:style-name="T40">[Air Force] </text:span><text:span text:style-name="T38">S</text:span><text:span text:style-name="T40">kyfire</text:span><text:span text:style-name="T24">:</text:span><text:span text:style-name="T43"> </text:span><text:span text:style-name="T52">A</text:span><text:span text:style-name="T60">n</text:span><text:span text:style-name="T53"> elite </text:span><text:span text:style-name="T56">special f</text:span><text:span text:style-name="T57">or</text:span><text:span text:style-name="T58">ces t</text:span><text:span text:style-name="T60">eam within</text:span><text:span text:style-name="T58"> the Air Force, </text:span><text:span text:style-name="T60">composed of top-tier Huntsmen that possess a variety of skills and semblances that are highly conducive to aerial warfare and operations.</text:span></text:p>
        </text:list-item>
        <text:list-item>
          <text:p text:style-name="P73"/>
        </text:list-item>
      </text:list>
      <text:p text:style-name="P47"/>
      <text:h text:style-name="P4" text:outline-level="3"><text:span text:style-name="T4">Other </text:span><text:span text:style-name="T3">Elite or Notable</text:span><text:span text:style-name="T63"> Teams</text:span></text:h>
      <text:p text:style-name="P44"/>
      <text:p text:style-name="P22">(( Special Ops, Bounty Hunters, Diplomacy, Espionage ))</text:p>
      <text:p text:style-name="P56"/>
      <text:h text:style-name="P40" text:outline-level="2">A<text:span text:style-name="T75">dditional Notes</text:span></text:h>
      <text:p text:style-name="P36"/>
      <text:h text:style-name="P11" text:outline-level="3">Attractiveness</text:h>
      <text:p text:style-name="P36"/>
      <text:p text:style-name="P36"><text:span text:style-name="T75">There appears to be an undeniable correlation between a soul’s power and the body’s symmetry and attractive </text:span><text:soft-page-break/><text:span text:style-name="T75">characteristics. As a result, most Huntsmen tend to be possess above-average attractive qualities; particularly those that have a great deal of potential. While there is still plenty of variance, it is generally accepted that powerful Huntsmen have a higher likelihood of possessing attractive traits.</text:span></text:p>
      <text:p text:style-name="P36"/>
      <text:p text:style-name="P36"/>
      <text:p text:style-name="Standard"/>
      <text:p text:style-name="P12"/>
      <text:h text:style-name="P38" text:outline-level="2">// N<text:span text:style-name="T61">OTES</text:span></text:h>
      <text:p text:style-name="P35"/>
      <text:p text:style-name="P20">Huntsmen teams sometimes have similar outfits; usually with little touches that are unique to them, but which help identify them as part of that team. This is especially true of teams that have a degree of celebrity status, or work in entertainment, sports, etc.</text:p>
      <text:p text:style-name="P24"/>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101DT4H18M30S</meta:editing-duration>
    <meta:editing-cycles>4137</meta:editing-cycles>
    <meta:generator>LibreOffice/6.3.5.2$Windows_X86_64 LibreOffice_project/dd0751754f11728f69b42ee2af66670068624673</meta:generator>
    <dc:title>Template</dc:title>
    <dc:date>2023-06-15T10:45:28.314000000</dc:date>
    <meta:document-statistic meta:table-count="0" meta:image-count="0" meta:object-count="0" meta:page-count="4" meta:paragraph-count="68" meta:word-count="1690" meta:character-count="10603" meta:non-whitespace-character-count="9009"/>
  </office:meta>
</office:document-meta>
</file>